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SFManager.setClassPath( String class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SFManager.loadScriptingEngine( String lang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BSFManager.getLangFromFilename( String fileNam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2">
            <text:p text:style-name="Table_20_Contents">12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BSFManager.getObject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SFManager.registerBean( String beanName , Object bea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BSFManager.termin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SFManager.undeclareBean( String bean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BSFManager.compileScript( String lang , String source , int lineNo , int columnNo , Object script , CodeBuffer c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BSFManager.compileApply( String lang , String source , int lineNo , int columnNo , Object funcBody , Vector paramNames , Vector arguments , CodeBuffer c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BSFManager.BSF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SFManager.compileExpr( String lang , String source , int lineNo , int columnNo , Object expr , CodeBuffer c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BSFManager.getTemp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SFManager.isLanguageRegistered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SFManager.lookupBean( String bean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SFManager.declareBean( String beanName , Object bean , Class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SFManager.unregisterBean(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SFManager.eval( String lang , String source , int lineNo , int columnNo , Object exp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BSFManager.exec( String lang , String source , int lineNo , int columnNo , Object scrip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BSFManager.setClassLoader(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SFManager.setObjectRegistry( ObjectRegistry object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SFManager.setTempDir( String temp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SFManager.iexec( String lang , String source , int lineNo , int columnNo , Object scrip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BSFManager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SFManager.apply( String lang , String source , int lineNo , int columnNo , Object funcBody , Vector paramNames , Vector argumen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BSFManager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SFManager.get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SFManager.getClassPat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SFManager.registerScriptingEngine( String lang , String engineClassName , String [ ] extension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SFManager.getDefined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